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Normal" style:font-family-generic="modern" style:font-pitch="fixed"/>
    <style:font-face style:name="EB Garamond" svg:font-family="'EB Garamond'" style:font-adornments="Regular" style:font-pitch="variable"/>
    <style:font-face style:name="GaramondNo8" svg:font-family="GaramondNo8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OpenSymbol" svg:font-family="OpenSymbol"/>
    <style:font-face style:name="Roboto" svg:font-family="Roboto" style:font-adornments="Regular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re" style:master-page-name="page_20_CV">
      <style:paragraph-properties style:page-number="auto"/>
    </style:style>
    <style:style style:name="P2" style:family="paragraph" style:parent-style-name="Adresses" style:master-page-name="">
      <style:paragraph-properties fo:margin-left="2.8752in" fo:margin-right="0in" fo:margin-top="0.0598in" fo:margin-bottom="0.0598in" style:contextual-spacing="false" fo:text-align="start" style:justify-single-word="false" fo:text-indent="0in" style:auto-text-indent="false" style:page-number="auto" style:shadow="none">
        <style:tab-stops>
          <style:tab-stop style:position="7.2547in" style:type="right"/>
        </style:tab-stops>
      </style:paragraph-properties>
    </style:style>
    <style:style style:name="P3" style:family="paragraph" style:parent-style-name="Date">
      <style:text-properties fo:font-weight="bold" style:font-weight-asian="bold" style:font-weight-complex="bold"/>
    </style:style>
    <style:style style:name="P4" style:family="paragraph" style:parent-style-name="DateUpdate">
      <style:paragraph-properties fo:margin-top="0.0598in" fo:margin-bottom="0in" style:contextual-spacing="false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my Praz</text:p>
      <text:p text:style-name="P2">+41 77 478 26 03<text:line-break/>remy.praz@gmail.com<text:line-break/>remypraz.com</text:p>
      <text:p text:style-name="Categorie">Employment</text:p>
      <text:p text:style-name="Date"><text:tab/><text:tab/>·<text:tab/><text:span text:style-name="T1">Garda Capital Partners</text:span>, Geneva, Switzerland.<text:line-break/><text:span text:style-name="T2">Quantitative Analyst,</text:span><text:span text:style-name="T3"> Feb 2022 – present</text:span>.</text:p>
      <text:p text:style-name="Date"><text:span text:style-name="T2"><text:tab/><text:tab/>·<text:tab/></text:span><text:span text:style-name="T1">Danske Bank</text:span>, Copenhagen, Denmark.<text:line-break/><text:span text:style-name="T2">Senior Quantitative Analyst, </text:span><text:span text:style-name="T3">May 2017 – Jan 2022.</text:span><text:line-break/><text:span text:style-name="T2">Quantitative Risk Analytics (desk quant) until 2020, then Quantitative Research.</text:span></text:p>
      <text:p text:style-name="Date"><text:tab/><text:tab/>·<text:tab/><text:span text:style-name="T1">Copenhagen Business School (CBS)</text:span>, Denmark.<text:line-break/>Assistant Professor of Finance, <text:span text:style-name="T3">Sep 2014 – May 2018, on leave from May 2017.</text:span><text:line-break/><text:span text:style-name="T2">Research: Market frictions. Teaching: Derivatives and Fixed Income.</text:span></text:p>
      <text:p text:style-name="Date"><text:tab/><text:tab/>·<text:tab/><text:span text:style-name="T1">SunGard BancWare</text:span>, Winterthur, Switzerland.<text:line-break/>Quantitative Developer, <text:span text:style-name="T3">May 2008 – Aug 2009.</text:span><text:line-break/><text:span text:style-name="T2">Development of an Asset-Liability Management solution.</text:span></text:p>
      <text:p text:style-name="Date"><text:tab/><text:tab/>·<text:tab/><text:span text:style-name="T1">OptionMetrics, LLC</text:span>, New York, NY USA.<text:line-break/>Intern, <text:span text:style-name="T3">Jun 2006 – Sep 2006.</text:span><text:line-break/><text:span text:style-name="T2">Forecasting implied volatility surfaces for equities.</text:span></text:p>
      <text:p text:style-name="Categorie">Education</text:p>
      <text:p text:style-name="Date"><text:tab/><text:tab/>·<text:tab/><text:span text:style-name="T1">Swiss Federal Institute of Technology Lausanne (EPFL)</text:span><text:span text:style-name="T4">, Switzerland.<text:line-break/>Ph.D. in Finance at the </text:span><text:span text:style-name="T1">Swiss Finance Institute</text:span><text:span text:style-name="T4">, </text:span><text:span text:style-name="T5">Sep 2009 – Aug 2014.</text:span><text:span text:style-name="T4"><text:line-break/>Committee: S. Malamud, P. Collin-Dufresne, J. Hugonnier, A. Mele, N. Schuerhoff.<text:line-break/>Spring 2013 as a visitin</text:span>g scholar at <text:span text:style-name="T1">Berkeley-Haas</text:span><text:span text:style-name="T4">.</text:span></text:p>
      <text:p text:style-name="Date"><text:tab/><text:tab/>·<text:tab/><text:span text:style-name="T1">Swiss Federal Institute of Technology Zurich (ETH)</text:span>, Switzerland<text:line-break/>M.Sc. in Mathematics <text:span text:style-name="T3">with distinction, Oct 2006 – Mar 2008.<text:line-break/></text:span>M.Sc. Thesis advisor: Ph. Schönbucher.</text:p>
      <text:p text:style-name="Date"><text:tab/><text:tab/>·<text:tab/><text:span text:style-name="T1">Swiss Federal Institute of Technology Lausanne (EPFL)</text:span>, Switzerland.<text:line-break/>B.Sc. in Mathematics, <text:span text:style-name="T3">Oct 2003 – Sep 2006</text:span>.<text:line-break/>2005 – 2006 as an exchange student at <text:span text:style-name="T1">Carnegie Mellon (Pittsburgh)</text:span><text:span text:style-name="T4">.</text:span></text:p>
      <text:p text:style-name="Categorie">Honors and Awards</text:p>
      <text:p text:style-name="Date"><text:tab/><text:tab/>·<text:tab/>Fidessa Doctoral Student Award for outstanding research (2013)</text:p>
      <text:p text:style-name="Date"><text:tab/><text:tab/>·<text:tab/>Best Teaching Assistant Award, M.Sc. in Financial Engineering, EPFL (2013)</text:p>
      <text:p text:style-name="Date"><text:tab/><text:tab/>·<text:tab/>Swiss Finance Institute Best Discussant Award (2013)</text:p>
      <text:p text:style-name="Date"><text:tab/><text:tab/>·<text:tab/>Swiss Finance Institute Best Paper Doctoral Award (2011)</text:p>
      <text:p text:style-name="Categorie">Publication</text:p>
      <text:p text:style-name="Date"><text:tab/><text:tab/>·<text:tab/><text:span text:style-name="T1">Asset Price Dynamics with Limited Attention,</text:span><text:span text:style-name="T4"> </text:span><text:span text:style-name="T6">Review of Financial Studies</text:span><text:span text:style-name="T5"> </text:span><text:span text:style-name="T4">(2021),</text:span> with Terrence Hendershott, Albert Menkveld, and Mark Seasholes.</text:p>
      <text:p text:style-name="Categorie"><text:soft-page-break/>Seminars and Conference Presentations</text:p>
      <text:p text:style-name="Date"><text:tab/><text:tab/>·<text:tab/><text:span text:style-name="T6">2016</text:span> Conference on Market Design (*), U of Maryland; Econometric Society's N Am. Summer Meetings (*), Philadelphia; EFA (d), Oslo; University of Naples Federico II (*).</text:p>
      <text:p text:style-name="Date"><text:tab/><text:tab/>·<text:tab/><text:span text:style-name="T1">2015</text:span><text:span text:style-name="T4"> </text:span>Paris Dauphine (*); Banque de France (*), Paris; Villa Finaly (*), Florence; EFA (*, d), Vienna; FRIC conference (d, s), Copenhagen; London School of Economics (Statistics, *).</text:p>
      <text:p text:style-name="Date"><text:tab/><text:tab/>·<text:tab/><text:span text:style-name="T1">2014</text:span> Université Laval (*); EPFL (Brown Bag, *); HEC Paris (*); Paris Dauphine (**); Norwegian School of Economics (NHH, *); Stanford GSB (*); University of Rochester (Simon, *); Rotterdam School of Management (*); FRIC Retreat (*), Copenhagen; Asset Pricing Retreat, Tilburg (c); EEA-ESEM (*), Toulouse; NFA (*), Ottawa; CREDIT (d), Venice; BI (*), Oslo; ETH Zurich (*); Nordic Finance Network (*, d), Oslo.</text:p>
      <text:p text:style-name="Date"><text:tab/><text:tab/>·<text:tab/><text:span text:style-name="T1">2013</text:span> UC Berkeley (Finance Pre-Seminar at Haas, *); Lausanne-Princeton Workshop (*), Princeton; Swiss Doctoral Workshop in Finance (*, d), Gerzensee; Erasmus Liquidity Conference (Doctoral Symposium, *), Rotterdam; Workshop on Stochastic Games (c), Toronto; University of Geneva (*); Copenhagen Business School (*).</text:p>
      <text:p text:style-name="Date"><text:tab/><text:tab/>·<text:tab/><text:span text:style-name="T1">2012</text:span> Swiss Doctoral Workshop in Finance (d), Gerzensee; Econometric Society's N. Am. Summer Meetings (*), Evanston; EEA-ESEM (*), Málaga; Search and Matching Workshop (*), Gerzensee.</text:p>
      <text:p text:style-name="Date"><text:tab/><text:tab/>·<text:tab/><text:span text:style-name="T1">2011</text:span><text:span text:style-name="T4"> European</text:span> Summer School in Financial Mathematics (*), Zurich; Swiss Doctoral Workshop in Finance (*, d), Gerzensee.</text:p>
      <text:p text:style-name="Date"><text:tab/><text:tab/><text:tab/>*: presentation; c: by coauthor; d: discussion.</text:p>
      <text:p text:style-name="Categorie">Teaching</text:p>
      <text:p text:style-name="Date"><text:tab/><text:tab/>·<text:tab/>Derivatives and Fixed Income (CBS, 2015, 2016, 2017)</text:p>
      <text:p text:style-name="Date"><text:tab/><text:tab/>·<text:tab/>Advanced Derivatives (Teaching Assistant <text:s/>for A. Trolle, 2013, EPFL)</text:p>
      <text:p text:style-name="Date"><text:tab/><text:tab/>·<text:tab/>Investments (TA for A. Trolle, Spring 2012, EPFL)</text:p>
      <text:p text:style-name="Date"><text:tab/><text:tab/>·<text:tab/>Stochastic Calculus I (TA for S. Malamud, 2010-2012, EPFL)</text:p>
      <text:p text:style-name="Date"><text:tab/><text:tab/>·<text:tab/>Calculus I (TA for M. Brodmann, in German, 2007, U. of Zurich)</text:p>
      <text:p text:style-name="Categorie">Refereeing</text:p>
      <text:p text:style-name="P3"><text:tab/><text:tab/><text:tab/><text:span text:style-name="T4">Journal of Economic Theory, Journal of Financial Economics, Journal of Mathematical Economics, Mathematical Finance, Mathematics and Financial Economics, Review of Asset Pricing Studies, Review of Financial Studies.</text:span></text:p>
      <text:p text:style-name="Categorie">Miscellaneous </text:p>
      <text:p text:style-name="Date"><text:tab/><text:tab/>·<text:tab/><text:span text:style-name="T1">Personal details</text:span> Swiss (M), married, one daughter (b. 2015), one son (b. 2017).</text:p>
      <text:p text:style-name="Date"><text:tab/><text:tab/>·<text:tab/><text:span text:style-name="T1">Programming </text:span>Professional experience with C#, Python, and C++.</text:p>
      <text:p text:style-name="Date"><text:tab/><text:tab/>·<text:tab/><text:span text:style-name="T1">Languages</text:span><text:span text:style-name="T4"> Native in French; fluent in English and German; beginner in Danish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Normal" style:font-family-generic="modern" style:font-pitch="fixed"/>
    <style:font-face style:name="EB Garamond" svg:font-family="'EB Garamond'" style:font-adornments="Regular" style:font-pitch="variable"/>
    <style:font-face style:name="GaramondNo8" svg:font-family="GaramondNo8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OpenSymbol" svg:font-family="OpenSymbol"/>
    <style:font-face style:name="Roboto" svg:font-family="Roboto" style:font-adornments="Regular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center" style:justify-single-word="false"/>
      <style:text-properties style:font-name="Courier New" fo:font-family="'Courier New'" style:font-style-name="Normal" style:font-family-generic="modern" style:font-pitch="fixed" fo:font-size="11pt" fo:font-weight="normal" style:font-size-asian="24pt" style:font-weight-asian="bold" style:font-size-complex="24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1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1" style:font-family-complex="Tahoma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pitch-asian="variable" style:font-size-asian="10pt" style:font-weight-asian="bold" style:font-name-complex="Tahoma1" style:font-family-complex="Tahoma" style:font-pitch-complex="variable" style:font-size-complex="10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Date" style:family="paragraph" style:parent-style-name="Standard" style:master-page-name="">
      <loext:graphic-properties draw:fill="none" draw:fill-color="#cfe7f5"/>
      <style:paragraph-properties fo:margin-left="1.15in" fo:margin-right="0in" fo:text-align="start" style:justify-single-word="false" fo:text-indent="-1.15in" style:auto-text-indent="false" style:page-number="auto" fo:background-color="transparent" style:shadow="none">
        <style:tab-stops>
          <style:tab-stop style:position="-0.2in" style:type="right"/>
          <style:tab-stop style:position="-0.1591in" style:type="right"/>
        </style:tab-stops>
      </style:paragraph-properties>
      <style:text-properties style:font-name="EB Garamond" fo:font-family="'EB Garamond'" style:font-style-name="Regular" style:font-pitch="variable" fo:font-size="13pt" fo:font-weight="normal" style:font-size-asian="12pt" style:font-weight-asian="normal" style:font-size-complex="12pt" style:font-weight-complex="normal"/>
    </style:style>
    <style:style style:name="Categorie" style:family="paragraph" style:parent-style-name="Standard" style:master-page-name="">
      <style:paragraph-properties fo:margin-top="0.0402in" fo:margin-bottom="0.0598in" style:contextual-spacing="false" fo:text-align="start" style:justify-single-word="false" style:page-number="auto" fo:padding="0in" fo:border-left="none" fo:border-right="none" fo:border-top="none" fo:border-bottom="0.99pt solid #eeeeee" style:shadow="none">
        <style:tab-stops/>
      </style:paragraph-properties>
      <style:text-properties style:font-name="Roboto" fo:font-family="Roboto" style:font-style-name="Regular" style:font-pitch="variable" fo:font-size="14pt"/>
    </style:style>
    <style:style style:name="Adresses" style:family="paragraph" style:parent-style-name="Standard">
      <style:paragraph-properties fo:margin-top="0.1201in" fo:margin-bottom="0.1in" style:contextual-spacing="false" fo:line-height="100%" fo:text-align="start" style:justify-single-word="false" style:shadow="none">
        <style:tab-stops>
          <style:tab-stop style:position="7.2547in" style:type="right"/>
        </style:tab-stops>
      </style:paragraph-properties>
      <style:text-properties style:font-name="EB Garamond" fo:font-family="'EB Garamond'" style:font-style-name="Regular" style:font-pitch="variable" fo:font-size="13pt"/>
    </style:style>
    <style:style style:name="Titre" style:family="paragraph" style:parent-style-name="Standard">
      <style:paragraph-properties fo:text-align="center" style:justify-single-word="false" fo:padding="0in" fo:border="none" style:shadow="none">
        <style:tab-stops/>
      </style:paragraph-properties>
      <style:text-properties style:font-name="Roboto" fo:font-family="Roboto" style:font-style-name="Regular" style:font-pitch="variable" fo:font-size="28pt" style:font-size-asian="28pt" style:font-weight-asian="bold" style:font-size-complex="28pt" style:font-weight-complex="bold"/>
    </style:style>
    <style:style style:name="DateUpdate" style:family="paragraph" style:parent-style-name="Standard">
      <style:paragraph-properties fo:text-align="end" style:justify-single-word="false"/>
      <style:text-properties style:font-name="Roboto" fo:font-family="Roboto" style:font-style-name="Regular" style:font-pitch="variable" fo:font-size="8pt" style:font-size-asian="8pt" style:font-size-complex="8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xte" style:family="text">
      <style:text-properties style:font-name="GaramondNo8" fo:font-family="GaramondNo8" style:font-style-name="Regular" style:font-pitch="variable" fo:font-size="12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itre" style:family="text">
      <style:text-properties fo:font-variant="normal" fo:text-transform="none" style:font-name="Helvetica Neue1" fo:font-family="'Helvetica Neue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Machine" style:family="text" style:parent-style-name="Titre">
      <style:text-properties fo:font-variant="normal" fo:text-transform="none" style:font-name="Helvetica Neue1" fo:font-family="'Helvetica Neue'" style:font-style-name="Regular" style:font-pitch="variable" fo:font-size="10pt" fo:font-weight="normal" style:font-size-asian="10pt" style:font-weight-asian="bold" style:font-size-complex="10pt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6.6252in" style:type="right"/>
        </style:tab-stops>
      </style:paragraph-properties>
      <style:text-properties style:font-name="Helvetica Neue"/>
    </style:style>
    <style:style style:name="MP2" style:family="paragraph" style:parent-style-name="Footer">
      <style:paragraph-properties fo:text-align="end" style:justify-single-word="false"/>
      <style:text-properties style:font-name="Arial"/>
    </style:style>
    <style:style style:name="MP3" style:family="paragraph" style:parent-style-name="Footer">
      <style:paragraph-properties fo:text-align="end" style:justify-single-word="false">
        <style:tab-stops>
          <style:tab-stop style:position="6.6138in" style:type="right"/>
        </style:tab-stops>
      </style:paragraph-properties>
      <style:text-properties style:font-name="Helvetica Neu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3181in" fo:margin-bottom="0.3071in" fo:margin-left="0.5453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016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4201in" fo:margin-bottom="0.3299in" fo:margin-left="0.8in" fo:margin-right="0.7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52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4598in" fo:margin-bottom="0.3598in" fo:margin-left="0.5453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016in" fo:margin-left="0in" fo:margin-right="0in" fo:margin-top="0.1965in"/>
      </style:footer-style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ab/>August 2015<text:tab/></text:span><text:span text:style-name="MT1"><text:page-number text:select-page="current">0</text:page-number></text:span><text:span text:style-name="MT1">/</text:span><text:span text:style-name="MT1"><text:page-count>2</text:page-count></text:span></text:p>
      </style:footer>
    </style:master-page>
    <style:master-page style:name="Endnote" style:page-layout-name="Mpm2" draw:style-name="Mdp2"/>
    <style:master-page style:name="HTML" style:page-layout-name="Mpm3" draw:style-name="Mdp2"/>
    <style:master-page style:name="page_20_CV" style:display-name="page CV" style:page-layout-name="Mpm4" draw:style-name="Mdp1">
      <style:footer>
        <text:p text:style-name="MP2"><text:span text:style-name="MT1">May 2022,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  <style:master-page style:name="last_20_page_20_CV" style:display-name="last page CV" style:page-layout-name="Mpm5" draw:style-name="Mdp1">
      <style:footer>
        <text:p text:style-name="MP3"><text:span text:style-name="MT1"><text:tab/>August 2015<text:tab/></text:span><text:span text:style-name="MT1"><text:page-number text:select-page="current">0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meta:initial-creator>Remy Praz</meta:initial-creator>
    <meta:creation-date>2007-10-23T17:38:40</meta:creation-date>
    <dc:creator>Remy Praz</dc:creator>
    <dc:date>2022-05-28T10:48:12</dc:date>
    <dc:language>en-US</dc:language>
    <meta:editing-cycles>923</meta:editing-cycles>
    <meta:editing-duration>P5DT12H52M14S</meta:editing-duration>
    <meta:document-statistic meta:table-count="0" meta:image-count="0" meta:object-count="0" meta:page-count="2" meta:paragraph-count="42" meta:word-count="599" meta:character-count="4169" meta:non-whitespace-character-count="3539"/>
    <meta:user-defined meta:name="Info 1"/>
    <meta:user-defined meta:name="Info 2"/>
    <meta:user-defined meta:name="Info 3"/>
    <meta:user-defined meta:name="Info 4"/>
  </office:meta>
</office:document-meta>
</file>